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A9459295E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.25cm" svg:y="7.25cm">
          <draw:text-box>
            <text:p>Harrison Ford <text:s/>(* 1942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8.5cm" svg:height="10.75cm" svg:x="1.5cm" svg:y="8.25cm">
          <draw:text-box>
            <text:p text:style-name="P2">Am bekanntesten ist Emma Watson vermutlich als Hermine in Harry Potter. Sie hat aber auch andere Filme wie z.B. Vielleicht lieber Morgen oder The Circle gemacht.</text:p>
          </draw:text-box>
        </draw:frame>
        <draw:frame draw:style-name="gr4" draw:text-style-name="P4" draw:layer="layout" svg:width="8.306cm" svg:height="5.057cm" svg:x="11.454cm" svg:y="2.4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9.5cm" svg:height="6.431cm" svg:x="1cm" svg:y="0.819cm">
          <draw:image xlink:href="Pictures/1000000100000FA000000A9459295E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09T09:04:55.137852591</dc:date>
    <meta:editing-duration>PT27M5S</meta:editing-duration>
    <meta:editing-cycles>17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07cm" svg:height="5.058cm" xlink:href="." xlink:type="simple" chart:class="chart:bar" chart:style-name="ch1">
        <chart:plot-area chart:style-name="ch2" svg:x="0.166cm" svg:y="0.101cm" svg:width="7.975cm" svg:height="4.856cm">
          <chart:coordinate-region svg:x="0.8cm" svg:y="0.301cm" svg:width="7.341cm" svg:height="4.009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2000-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